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end"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size="24pt" style:font-size-asian="24pt" style:font-size-complex="24pt"/>
    </style:style>
    <style:style style:name="P5" style:family="paragraph" style:parent-style-name="Subtitle">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page" style:writing-mode="lr-tb"/>
    </style:style>
    <style:style style:name="P7" style:family="paragraph" style:parent-style-name="Standard">
      <style:paragraph-properties fo:line-height="115%" fo:text-align="end" style:justify-single-word="false" fo:break-before="page" style:writing-mode="lr-tb"/>
    </style:style>
    <style:style style:name="P8" style:family="paragraph" style:parent-style-name="Heading_20_5">
      <style:paragraph-properties fo:line-height="115%" fo:break-before="auto" fo:break-after="auto" style:writing-mode="lr-tb"/>
    </style:style>
    <style:style style:name="P9" style:family="paragraph" style:parent-style-name="Heading_20_4">
      <style:paragraph-properties fo:line-height="115%" fo:break-before="auto" fo:break-after="auto" style:writing-mode="lr-tb"/>
    </style:style>
    <style:style style:name="P10" style:family="paragraph" style:parent-style-name="Heading_20_3">
      <style:paragraph-properties fo:line-height="115%" fo:text-align="center" style:justify-single-word="false" fo:break-before="auto" fo:break-after="auto" style:writing-mode="lr-tb"/>
    </style:style>
    <style:style style:name="P11" style:family="paragraph" style:parent-style-name="Heading_20_3">
      <style:paragraph-properties fo:line-height="115%" fo:break-before="auto" fo:break-after="auto" style:writing-mode="lr-tb"/>
    </style:style>
    <style:style style:name="P12" style:family="paragraph" style:parent-style-name="Heading_20_2">
      <style:paragraph-properties fo:line-height="115%" fo:break-before="auto" fo:break-after="auto" style:writing-mode="lr-tb"/>
    </style:style>
    <style:style style:name="P13" style:family="paragraph" style:parent-style-name="Heading_20_1">
      <style:paragraph-properties fo:line-height="115%" fo:text-align="center" style:justify-single-word="false" fo:break-before="auto" fo:break-after="auto" style:writing-mode="lr-tb"/>
    </style:style>
    <style:style style:name="P14" style:family="paragraph" style:parent-style-name="Standard" style:master-page-name="Standard">
      <style:paragraph-properties fo:line-height="115%" fo:text-align="center" style:justify-single-word="false" style:page-number="auto" fo:break-before="auto" fo:break-after="auto" style:writing-mode="lr-tb"/>
    </style:style>
    <style:style style:name="P15" style:family="paragraph" style:parent-style-name="Standard">
      <style:paragraph-properties fo:line-height="115%" fo:break-before="auto" fo:break-after="auto" style:writing-mode="lr-tb"/>
      <style:text-properties fo:font-size="12pt" style:font-size-asian="12pt" style:font-size-complex="12pt"/>
    </style:style>
    <style:style style:name="T1" style:family="text">
      <style:text-properties fo:font-size="24pt" style:font-size-asian="24pt" style:font-size-complex="24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4"/>
      <text:p text:style-name="P2"><text:span text:style-name="T1">[Project Image]</text:span></text:p>
      <text:p text:style-name="P4"/>
      <text:p text:style-name="P4"/>
      <text:p text:style-name="P4"/>
      <text:p text:style-name="P2"/>
      <text:h text:style-name="P13" text:outline-level="10"><text:bookmark text:name="h.3h1zaxqdvumx"/>DungeonCube: World</text:h>
      <text:p text:style-name="P5"><text:bookmark text:name="h.t0wc13a3pv8u"/>Project</text:p>
      <text:p text:style-name="P2"/>
      <text:h text:style-name="P10" text:outline-level="10"><text:bookmark text:name="h.6on8g547rpto"/>Launch 2014</text:h>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3">chilimannen 2013.</text:p>
      <text:p text:style-name="P3"/>
      <text:p text:style-name="P7"/>
      <text:p text:style-name="P3"/>
      <text:p text:style-name="P3"/>
      <text:p text:style-name="P2"/>
      <text:p text:style-name="P2"/>
      <text:h text:style-name="P12" text:outline-level="10"><text:bookmark text:name="h.6nu9u8bmuxe"/>Introduction</text:h>
      <text:p text:style-name="P1">DungeonCube: ARENA has reached it’s second development phase. The basics of the game are worked out and it’s now time to make it an online MMO. A central server is to be developed, replacing ARENA’s peer to peer model. This will yield additional protection for our architecture required in an online MMO. All mechanics will be ported from the old client to the new server, the goal with this project is to have every game mechanic running server-sided. This will help in rolling out updates and having eye-to-eye access to the running software. Real time modifications to the server variables will be possibl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P12" text:outline-level="10"><text:bookmark text:name="h.x6xm9zwiom5d"/>Table of Contents</text:h>
      <text:p text:style-name="P1"/>
      <text:p text:style-name="P1"><text:span text:style-name="T2">Introduction………………………………………………………………………………………</text:span></text:p>
      <text:p text:style-name="P1"><text:span text:style-name="T2">Game Mechanics……………………………………………………………………………….</text:span></text:p>
      <text:p text:style-name="P1"><text:span text:style-name="T2">Classes………………………………………………………………………………………….</text:span></text:p>
      <text:p text:style-name="P1"><text:span text:style-name="T2">Spells…………………………………………………………………………………………….</text:span></text:p>
      <text:p text:style-name="P1"><text:span text:style-name="T2">Items……………………………………………………………………………………………..</text:span></text:p>
      <text:p text:style-name="P1"><text:span text:style-name="T2">Monsters and Loot………………………………………………………………………………</text:span></text:p>
      <text:p text:style-name="P1"><text:span text:style-name="T2">Class Meta and Balancing……………………………………………………………………..</text:span></text:p>
      <text:p text:style-name="P1"><text:span text:style-name="T2">Technicalities…………………………………………………………………………………….</text:span></text:p>
      <text:p text:style-name="P15"><text:s text:c="2"/></text:p>
      <text:p text:style-name="P1"/>
      <text:p text:style-name="P1"/>
      <text:p text:style-name="P1"/>
      <text:p text:style-name="P1"/>
      <text:p text:style-name="P1"/>
      <text:p text:style-name="P6"/>
      <text:p text:style-name="P1"/>
      <text:h text:style-name="P12" text:outline-level="10"><text:bookmark text:name="h.t0b0njbjoo0l"/>Game Mechanics</text:h>
      <text:p text:style-name="P1">In this chapter we will go through the different game mechanics. </text:p>
      <text:p text:style-name="P1"/>
      <text:h text:style-name="P11" text:outline-level="10"><text:bookmark text:name="h.vu6pehxm3nv6"/>Defense</text:h>
      <text:p text:style-name="P1">There are three ways for the player to defend themselves. </text:p>
      <text:h text:style-name="P8" text:outline-level="10"><text:bookmark text:name="h.vrk4iy696zvm"/>Magic Resist</text:h>
      <text:p text:style-name="P1">This reflects the players ability to withstand magical damage. To increase magical resist the player must either invest in the attribute INT. Intelligence will not only boost the players magic resist but also give their spell-based abilities a boost. Very rare armors comes with the added bonus of Magic Resist. Highly skilled support classes may also possess the ability to grant magic resist for a limited period through buffs. </text:p>
      <text:h text:style-name="P8" text:outline-level="10"><text:bookmark text:name="h.xv6ajrovsidc"/>Physical Resist</text:h>
      <text:p text:style-name="P1">Physical resist are slightly gained by the player who stacks dexterity, dexterity increases attack speed and physical resist due to the players dextrous moves. Physical resist could also be gained by drinking certain potions or receiving buffs from a support class. </text:p>
      <text:h text:style-name="P8" text:outline-level="10"><text:bookmark text:name="h.cn6mpf9axw68"/>Armor</text:h>
      <text:p text:style-name="P1">This attribute can only be gained from wearing armors that yield armor.</text:p>
      <text:p text:style-name="P1"/>
      <text:h text:style-name="P11" text:outline-level="10"><text:bookmark text:name="h.na8t3eaza3dt"/>Vision</text:h>
      <text:p text:style-name="P1">Every player is granted vision over nearby enemies. This vision consists of a sphere, the player can see through walls inside this sphere. This is motivated by that the players should be able to identify nearby players by sounds and so forth. Having the player vision limited only by a sphere also removes time consuming aspects. Having the vision limited by the server is required to ensure that the player does not grant himself illicit vision of the area. This would unfortunately increase the strain on the server, which would already be under heavier loads since everything is server sided.</text:p>
      <text:h text:style-name="P11" text:outline-level="10"><text:bookmark text:name="h.ckuodbcmstfq"/>Stealth</text:h>
      <text:p text:style-name="P1">Stealth works in a way that the server does not tell the clients where stealthed players are. Even if the player would grant himself vision of stealthed objects, the player would not gain any benefit. Since the player won’t have access to the players current coordinates, only the one which the client had entering stealth. Stealth mechanics are reserved for thieves, which heavily rely on stealth to survive. Stealth gives the thief the ability to use a basic attack from stealth, gaining massive bonus damage in a backstab. Stealth will be dispelled by another players attack or spell, but will not be dispelled by status effects such as poison or bleed. The thief may additionally use its skill, poison arrow or “poison shiv” from stealth. Using this skill will briefly reveal the thief through the projectile which is displayed. Stealth may or may not be entered by consuming a potion of invisibility, brewable by the alchemist.</text:p>
      <text:h text:style-name="P11" text:outline-level="10"><text:bookmark text:name="h.oiu4vyqqvcgk"/><text:soft-page-break/>Attack Types</text:h>
      <text:p text:style-name="P1">There are three different kinds of basic attack. </text:p>
      <text:h text:style-name="P8" text:outline-level="10"><text:bookmark text:name="h.vzb50nvxyjsf"/>Mage</text:h>
      <text:p text:style-name="P1">The attack with the longest range is Mage’s basic attack, a slow traveling medium damage projectile. Which on hit will increase the Mage’s current mana. The regained mana is dependent on the Mage’s Wisdom scores. </text:p>
      <text:p text:style-name="P1"/>
      <text:h text:style-name="P8" text:outline-level="10"><text:bookmark text:name="h.7kkagw1ht1q6"/>Thief</text:h>
      <text:p text:style-name="P1">Thieves basic attack is a medium range arrow with low damage. The thief needs to perform multiple hits with high precision for the basic attack to be very effective. It is recommended for any thief who plays with the basic attack build to be a good aimer, accuracy could potentially increase both damage and precision.</text:p>
      <text:p text:style-name="P1"/>
      <text:h text:style-name="P8" text:outline-level="10"><text:bookmark text:name="h.a8fewkt9db83"/>Warrior</text:h>
      <text:p text:style-name="P1">Warriors have a short ranged sword hit, the sword moves in an arc, hitting nearby enemies. The sword attack may hit up to multiple enemies. Therefore going toe-to-toe with the warrior is bad for your health. The warriors basic attack have the potential to cause a critical hit, dealing extra damage. Warriors ability to critical hit is determined by their accuracy. Warriors are the only class which gains critical hits from accuracy, thieves gains bow damage. For Mage’s and thieves accuracy will also yield a slightly improved projectile speed. Making it harder to dodge their basic attacks. </text:p>
      <text:h text:style-name="P11" text:outline-level="10"><text:bookmark text:name="h.1gzef496ec2d"/>Spells</text:h>
      <text:p text:style-name="P1">In DungeonCube: WORLD there are many spells the player may use, in this section they will be examined. Magic spells for the mage changes the visual based on player level, the range is also increased.</text:p>
      <text:p text:style-name="P1"/>
      <text:p text:style-name="P1">List of Spells by Class</text:p>
      <text:p text:style-name="P1"/>
      <text:h text:style-name="P9" text:outline-level="10"><text:bookmark text:name="h.xsea4vhv6wdi"/>Mage</text:h>
      <text:p text:style-name="P1">Shocking Orb - Projectile, One Target, Inflicts stun.</text:p>
      <text:p text:style-name="P1">Iced Souls <text:s text:c="2"/>- Drench your enemies soul in ice, AoE from the player, causes slow.</text:p>
      <text:p text:style-name="P1">Summon Fire - Summon A Ball of Fire that explodes at mouse cursor into AoE, Magic damage. If a player is hit before the aoe, the player will be the center of explosion, taking dmg equal of two fireballs.</text:p>
      <text:p text:style-name="P1"/>
      <text:p text:style-name="P1">Leeches - Steal HP or Mana from your foe.</text:p>
      <text:p text:style-name="P1">Mage Dagger - Form your soul into a dagger and stab someone near, short-range projectile. Causes Slow. </text:p>
      <text:p text:style-name="P1">Staff Whack <text:s/>- Whack closest enemy in the forehead, stunning them briefly while gaining Haste for 1 second.</text:p>
      <text:p text:style-name="P1">Magic Missiles - Fire multiple swirling projectiles, causes damage. </text:p>
      <text:p text:style-name="P1"><text:soft-page-break/>Summon Chaos - AoE silence.</text:p>
      <text:p text:style-name="P1"/>
      <text:p text:style-name="P1"/>
      <text:h text:style-name="P9" text:outline-level="10"><text:bookmark text:name="h.k4889in9irv5"/>Thief</text:h>
      <text:p text:style-name="P1">Stealth: Enter or Leave stealth, the player may cast Poison Shiv while in stealth. But will then reveal his location while remaining in stealth. Should the thief take damage (other than from conditions), the thief will be revealed and unable to stealth for awhile. The thief may only enter stealth during nighttime.</text:p>
      <text:p text:style-name="P1"/>
      <text:p text:style-name="P1">Poison Shiv: Medium ranged projectile, causes poison on impact. May be cast from stealth.</text:p>
      <text:p text:style-name="P1">Backstab: May be cast from stealth only. Melee attack, multiplied physical attack damage.</text:p>
      <text:p text:style-name="P1">Stepflash: Thief will teleport to cursor, gaining haste (3s) and stealth (3s).</text:p>
      <text:p text:style-name="P1">Trap: Snare: A Ground trap, will ensnare the victim for (2s) but will not deal damage.</text:p>
      <text:p text:style-name="P1">Trap: Venom: Will ensnare the victim for (.5 s) and apply poison.</text:p>
      <text:p text:style-name="P1">Trap: Weight: Will trap a weight onto victims feet, slowing for (3s)</text:p>
      <text:p text:style-name="P1">Trap: Spike: Will damage the victim in some way?</text:p>
      <text:p text:style-name="P1">Lifejack: Will rob some health from the enemy, close/short range.</text:p>
      <text:h text:style-name="P9" text:outline-level="10"><text:bookmark text:name="h.t8l07jlrjf6c"/>Warrior</text:h>
      <text:p text:style-name="P1">Telestrike: Teleport to cursor gaining the Special Strike, next attack will cause bleeding.</text:p>
      <text:p text:style-name="P1">Silent Blow: Will cause the victim to be silenced for some time. </text:p>
      <text:p text:style-name="P1">Mighty Strikes: Stun nearby enemies, dealing damage.</text:p>
      <text:p text:style-name="P1">Shield: Gain a shield that blocks (or reduces) the next x amounts of attacks.</text:p>
      <text:p text:style-name="P1"/>
      <text:p text:style-name="P1">Cleric/Priest/Paladin/Druid</text:p>
      <text:p text:style-name="P1"/>
      <text:p text:style-name="P1">Spells that any class may use.</text:p>
      <text:p text:style-name="P1"/>
      <text:p text:style-name="P1"/>
      <text:h text:style-name="P11" text:outline-level="10"><text:bookmark text:name="h.v6jzpjblnn45"/>Status Effects</text:h>
      <text:p text:style-name="P1">Status effects are an important aspect of the mechanics. </text:p>
      <text:h text:style-name="P8" text:outline-level="10"><text:bookmark text:name="h.mvzu2etgk1du"/>Bleed</text:h>
      <text:p text:style-name="P1">Bleed will cause the player to lose health based on current health, the more health the player currently possess the more bleeding will damage the player. Bleed will tick every second dealing damage to the player until it’s duration runs out. The only class capable of inflicting bleed are the warrior class. Bleed is useful for dealing true damage to bosses with large health pools, or lowering a tanky players health.</text:p>
      <text:h text:style-name="P8" text:outline-level="10"><text:bookmark text:name="h.yqihh6jtxmd"/>Poison</text:h>
      <text:p text:style-name="P1">Poison is an ace of the thief. Poison deals continuous damage to the victim, regardless of magic resist and armor. Poison damage is determined from the thieves dexterity, thieves may also discover certain herbs that may improve their poison. Mages can apply poison through spell.</text:p>
      <text:h text:style-name="P8" text:outline-level="10"><text:bookmark text:name="h.jzbcn258faw4"/><text:soft-page-break/>Haste</text:h>
      <text:p text:style-name="P1">Haste is a very powerful effect, the receiver of this status will move faster than usual. Giving the ability to outrun or chase down an enemy, avoid spells and projectiles or just travel the world faster. Haste is also a standard ability, any player have access to it from level 5 and upwards.</text:p>
      <text:h text:style-name="P8" text:outline-level="10"><text:bookmark text:name="h.d7hrevl5exin"/>Slow</text:h>
      <text:p text:style-name="P1">This is one of the most common debuffs, slowing an enemy player gives them a hard time avoiding your spells and projectiles, while also stealing their options of running away from the battle.</text:p>
      <text:h text:style-name="P8" text:outline-level="10"><text:bookmark text:name="h.w6yxvi8fm3n3"/>Farsight</text:h>
      <text:p text:style-name="P1">Farsight is a trait of the Mage, which may also come as a moderately rare potion. </text:p>
      <text:h text:style-name="P8" text:outline-level="10"><text:bookmark text:name="h.nv7hq8fcrhv3"/>Stun</text:h>
      <text:p text:style-name="P1">Stuns will prevent the player from moving for a small amount of time, the short duration of this powerful effect is not to be outweighed. A stun is the most powerful state you may invoke on another creature. Mobility is key. </text:p>
      <text:h text:style-name="P8" text:outline-level="10"><text:bookmark text:name="h.ev95o60fcer"/>Silence</text:h>
      <text:p text:style-name="P1">Another powerful trait, this one the Warriors. The warrior has the ability to strike a wizard breathless! While under the effects of silence a player may not cast any spells. There are exclusions from silence, such as “Mage Dagger”, basic attacks and the standard caster abilities Heal and Haste. </text:p>
      <text:p text:style-name="P1"/>
      <text:h text:style-name="P8" text:outline-level="10"><text:bookmark text:name="h.qniskevs3iiy"/>Regeneration</text:h>
      <text:p text:style-name="P1">Gives the player health during the period of it’s effectiveness. The amount and duration of this effect is based on the Intelligence of the Imbuer and the constitution of the receiver. Higher constitution will reward the player with longer durations.</text:p>
      <text:p text:style-name="P1"/>
      <text:p text:style-name="P1"/>
      <text:h text:style-name="P11" text:outline-level="10"><text:bookmark text:name="h.n0z28co0f7x9"/>Classes</text:h>
      <text:p text:style-name="P1">There are currently three classes in the game, Thief, Mage and Warrior. More classes are to be implemented, the only planned class is a support class with healing and buffs. </text:p>
      <text:p text:style-name="P1"/>
      <text:p text:style-name="P1"/>
      <text:h text:style-name="P11" text:outline-level="10"><text:bookmark text:name="h.rlxaui1u1c4k"/>Attributes</text:h>
      <text:p text:style-name="P1"/>
      <text:h text:style-name="P8" text:outline-level="10"><text:bookmark text:name="h.4eciylbqk1em"/>Constitution</text:h>
      <text:p text:style-name="P1">Increases player health, vital for the tanky build. Warriors main attribute. Constitution may also increase health regen and regeneration duration.</text:p>
      <text:h text:style-name="P8" text:outline-level="10"><text:bookmark text:name="h.a95ub79ebkdb"/>Accuracy</text:h>
      <text:p text:style-name="P1">Increases the warriors chance to strike a critical hit. Increases slightly the damage for ranged thief attacks. Improves projectile speed thus making attacks harder to dodge. </text:p>
      <text:h text:style-name="P8" text:outline-level="10"><text:bookmark text:name="h.w3oucjq232m9"/><text:soft-page-break/>Dexterity</text:h>
      <text:h text:style-name="P8" text:outline-level="10">Strenght</text:h>
      <text:h text:style-name="P8" text:outline-level="10">Intelligence</text:h>
      <text:h text:style-name="P8" text:outline-level="10">Wisdom</text:h>
      <text:p text:style-name="P1"/>
      <text:p text:style-name="P1">Rare armors comes with stat attributes. </text:p>
      <text:p text:style-name="P1">There are potions to temporary increase stat attributes. </text:p>
      <text:p text:style-name="P1">For a larger fee, the player may reset the stat attributes.</text:p>
      <text:p text:style-name="P1">There are rare loot which may reset stat points for the player to reallocate. [Book of Dumb]</text:p>
      <text:p text:style-name="P1">There are Extremely rare loot that lets the player reset all attributes. [Book of Unlearning]</text:p>
      <text:p text:style-name="P1">There are Godly rare loot that lets the player add permanently stats. [Strenght Manual] etc,</text:p>
      <text:p text:style-name="P1"/>
      <text:h text:style-name="P11" text:outline-level="10"><text:bookmark text:name="h.yxph5mqozt91"/>Item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Windows_x86 LibreOffice_project/882f8a0a489bc99a9e60c7905a60226254cb6ff0</meta:generator>
    <dc:title/>
    <meta:initial-creator/>
    <dc:creator/>
    <meta:editing-cycles>1</meta:editing-cycles>
    <meta:document-statistic meta:table-count="0" meta:image-count="0" meta:object-count="0" meta:page-count="8" meta:paragraph-count="104" meta:word-count="1630" meta:character-count="10093" meta:non-whitespace-character-count="8542"/>
  </office:meta>
</office:document-meta>
</file>